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10000031478C30FB0.png" manifest:media-type="image/png"/>
  <manifest:file-entry manifest:full-path="Pictures/10000201000005060000031CC0ED6C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506cm" svg:x="0cm" svg:y="3.2cm" presentation:class="title" presentation:user-transformed="true">
          <draw:text-box>
            <text:p>Jenki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201000005060000031CC0ED6C2E.png" xlink:type="simple" xlink:show="embed" xlink:actuate="onLoad"/>
    <draw:fill-image draw:name="background" xlink:href="Pictures/10000201000004F10000031478C30F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1-19T10:18:25.676005997</dc:date>
    <meta:editing-duration>PT21M1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